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d045" officeooo:paragraph-rsid="000bd045"/>
    </style:style>
    <style:style style:name="P2" style:family="paragraph" style:parent-style-name="Standard">
      <style:text-properties officeooo:rsid="000cc5ba" officeooo:paragraph-rsid="000cc5ba"/>
    </style:style>
    <style:style style:name="P3" style:family="paragraph" style:parent-style-name="Standard">
      <style:text-properties fo:font-size="12pt" officeooo:rsid="000ee49d" officeooo:paragraph-rsid="000ee49d" style:font-size-asian="12pt" style:font-size-complex="12pt"/>
    </style:style>
    <style:style style:name="P4" style:family="paragraph" style:parent-style-name="Standard">
      <style:text-properties fo:font-size="12pt" officeooo:rsid="0018256d" officeooo:paragraph-rsid="0018256d" style:font-size-asian="12pt" style:font-size-complex="12pt"/>
    </style:style>
    <style:style style:name="P5" style:family="paragraph" style:parent-style-name="Standard">
      <style:text-properties fo:font-size="12pt" style:text-underline-style="none" officeooo:rsid="000df590" officeooo:paragraph-rsid="000df590" style:font-size-asian="10.5pt" style:font-size-complex="12pt"/>
    </style:style>
    <style:style style:name="P6" style:family="paragraph" style:parent-style-name="Standard">
      <style:text-properties fo:font-size="10pt" officeooo:rsid="000ee49d" officeooo:paragraph-rsid="000ee49d" style:font-size-asian="10pt" style:font-size-complex="10pt"/>
    </style:style>
    <style:style style:name="P7" style:family="paragraph" style:parent-style-name="Text_20_body">
      <style:text-properties fo:font-size="11pt" fo:font-weight="normal" officeooo:rsid="00109eea" officeooo:paragraph-rsid="00109eea" style:font-size-asian="11pt" style:font-weight-asian="normal" style:font-size-complex="11pt" style:font-weight-complex="normal"/>
    </style:style>
    <style:style style:name="P8" style:family="paragraph" style:parent-style-name="Heading_20_1" style:list-style-name="L3">
      <style:text-properties fo:font-size="10pt" fo:font-weight="normal" officeooo:rsid="000ee49d" officeooo:paragraph-rsid="000ee49d" style:font-size-asian="10pt" style:font-weight-asian="normal" style:font-size-complex="10pt" style:font-weight-complex="normal"/>
    </style:style>
    <style:style style:name="P9" style:family="paragraph" style:parent-style-name="Heading_20_1" style:list-style-name="L3">
      <style:text-properties fo:font-size="10pt" fo:font-weight="normal" officeooo:rsid="00109eea" officeooo:paragraph-rsid="00109eea" style:font-size-asian="10pt" style:font-weight-asian="normal" style:font-size-complex="10pt" style:font-weight-complex="normal"/>
    </style:style>
    <style:style style:name="P10" style:family="paragraph" style:parent-style-name="Heading_20_1" style:list-style-name="L3">
      <style:text-properties fo:font-size="10pt" fo:font-weight="normal" officeooo:rsid="00109eea" officeooo:paragraph-rsid="0014a832" style:font-size-asian="10pt" style:font-weight-asian="normal" style:font-size-complex="10pt" style:font-weight-complex="normal"/>
    </style:style>
    <style:style style:name="P11" style:family="paragraph" style:parent-style-name="Standard">
      <style:text-properties fo:font-size="16pt" style:text-underline-style="none" officeooo:rsid="00167e43" officeooo:paragraph-rsid="00167e43" style:font-size-asian="16pt" style:font-size-complex="16pt"/>
    </style:style>
    <style:style style:name="P12" style:family="paragraph" style:parent-style-name="Standard">
      <style:text-properties fo:font-size="16pt" style:text-underline-style="none" officeooo:rsid="0018256d" officeooo:paragraph-rsid="0018256d" style:font-size-asian="16pt" style:font-size-complex="16pt"/>
    </style:style>
    <style:style style:name="P13" style:family="paragraph" style:parent-style-name="Standard">
      <style:text-properties fo:font-size="16pt" style:text-underline-style="none" officeooo:rsid="000bd045" officeooo:paragraph-rsid="000bd045" style:font-size-asian="16pt" style:font-size-complex="16pt"/>
    </style:style>
    <style:style style:name="P14" style:family="paragraph" style:parent-style-name="Standard">
      <style:text-properties fo:font-size="12pt" style:text-underline-style="none" officeooo:rsid="0018256d" officeooo:paragraph-rsid="0018256d" style:font-size-asian="12pt" style:font-size-complex="12pt"/>
    </style:style>
    <style:style style:name="P15" style:family="paragraph" style:parent-style-name="Standard" style:list-style-name="L1">
      <style:text-properties fo:font-size="12pt" style:text-underline-style="none" officeooo:rsid="000df590" officeooo:paragraph-rsid="000df590" style:font-size-asian="10.5pt" style:font-size-complex="12pt"/>
    </style:style>
    <style:style style:name="P16" style:family="paragraph" style:parent-style-name="Standard" style:list-style-name="L2">
      <style:text-properties officeooo:rsid="000bd045" officeooo:paragraph-rsid="000bd045"/>
    </style:style>
    <style:style style:name="P17" style:family="paragraph" style:parent-style-name="Standard" style:list-style-name="L2">
      <style:text-properties officeooo:rsid="000cc5ba" officeooo:paragraph-rsid="000cc5ba"/>
    </style:style>
    <style:style style:name="P18" style:family="paragraph" style:parent-style-name="Text_20_body" style:list-style-name="L3">
      <style:text-properties fo:font-size="10pt" officeooo:rsid="00109548" officeooo:paragraph-rsid="00109548" style:font-size-asian="10pt" style:font-size-complex="10pt"/>
    </style:style>
    <style:style style:name="P19" style:family="paragraph" style:parent-style-name="Text_20_body" style:list-style-name="L3">
      <style:text-properties fo:font-size="10pt" fo:font-weight="normal" officeooo:rsid="00109eea" officeooo:paragraph-rsid="00109eea" style:font-size-asian="10pt" style:font-weight-asian="normal" style:font-size-complex="10pt" style:font-weight-complex="normal"/>
    </style:style>
    <style:style style:name="T1" style:family="text">
      <style:text-properties fo:font-size="16pt" style:text-underline-style="none" style:font-size-asian="16pt" style:font-size-complex="16pt"/>
    </style:style>
    <style:style style:name="T2" style:family="text">
      <style:text-properties fo:font-size="16pt" style:text-underline-style="none" officeooo:rsid="000df590" style:font-size-asian="16pt" style:font-size-complex="16pt"/>
    </style:style>
    <style:style style:name="T3" style:family="text">
      <style:text-properties style:text-underline-style="none"/>
    </style:style>
    <style:style style:name="T4" style:family="text">
      <style:text-properties style:text-underline-style="none" officeooo:rsid="00194f39"/>
    </style:style>
    <style:style style:name="T5" style:family="text">
      <style:text-properties fo:font-weight="normal" style:font-weight-asian="normal" style:font-weight-complex="normal"/>
    </style:style>
    <style:style style:name="T6" style:family="text">
      <style:text-properties fo:font-weight="normal" officeooo:rsid="000ee49d"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How different management practices affect soil microbial diversity, currently horticultural crops. Meta-analysis and raw data. </text:p>
      <text:p text:style-name="P14">Parameters:</text:p>
      <text:p text:style-name="P4"><text:span text:style-name="T3">area: <text:s/></text:span><text:span text:style-name="T4">Europe/EU</text:span></text:p>
      <text:p text:style-name="P14">practices</text:p>
      <text:p text:style-name="P14">literature search key words</text:p>
      <text:p text:style-name="P14">list of papers</text:p>
      <text:p text:style-name="P14">criteria for whether we include each paper or not</text:p>
      <text:p text:style-name="P14">prizmat diagram</text:p>
      <text:p text:style-name="P12"/>
      <text:p text:style-name="P13"/>
      <text:p text:style-name="P1"><text:span text:style-name="T1">Introduction Plan </text:span><text:span text:style-name="T2">(2000 words)</text:span></text:p>
      <text:p text:style-name="P5"/>
      <text:p text:style-name="P5">A good introduction should leave the reader with a clear idea of the problem to be tackled and looking forward to the more detailed sections to follow. It should include a section on the general way the problem has been approached. An essential concluding part of the introduction is to clearly define the aims of the research project and any hypotheses tested.</text:p>
      <text:p text:style-name="P5"/>
      <text:p text:style-name="P5">Also think about:</text:p>
      <text:list xml:id="list3904728666" text:style-name="L1">
        <text:list-item>
          <text:p text:style-name="P15">What is this paper about? (i.e., the broad area, big picture) Why is that interesting?</text:p>
        </text:list-item>
        <text:list-item>
          <text:p text:style-name="P15">Given its so interesting, why don’t we know the answer?</text:p>
        </text:list-item>
        <text:list-item>
          <text:p text:style-name="P15">So, what is this about, more specifically? What are hypothesised to be the important things? Build from the most general and fundamental hypotheses to the most refined or tenuous ones. </text:p>
        </text:list-item>
        <text:list-item>
          <text:p text:style-name="P15">How, roughly and briefly, will you go about testing these hypotheses? Why are you using this system? What approach will you use?</text:p>
        </text:list-item>
        <text:list-item>
          <text:p text:style-name="P15">State clearly what your hypotheses are.</text:p>
        </text:list-item>
      </text:list>
      <text:p text:style-name="P1"/>
      <text:p text:style-name="P1">Things to discuss:</text:p>
      <text:list xml:id="list1956776163" text:style-name="L2">
        <text:list-item>
          <text:p text:style-name="P16">How is climate change affecting the polar regions?</text:p>
        </text:list-item>
        <text:list-item>
          <text:p text:style-name="P16">What are polar soils/permafrost and what are its contents?</text:p>
        </text:list-item>
        <text:list-item>
          <text:p text:style-name="P16">Why are polar soils important? What ecosystem resources do they provide?</text:p>
        </text:list-item>
        <text:list-item>
          <text:p text:style-name="P17">How is climate change affecting the polar soils?</text:p>
        </text:list-item>
        <text:list-item>
          <text:p text:style-name="P17">What will the global effects be if this change occurs? Why is this a significant area of interest? Why is this new and important?</text:p>
        </text:list-item>
        <text:list-item>
          <text:p text:style-name="P17">How does this research fit into the literature?</text:p>
        </text:list-item>
        <text:list-item>
          <text:p text:style-name="P17">Why am I testing the hypotheses that I set out?</text:p>
        </text:list-item>
      </text:list>
      <text:p text:style-name="P2"/>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6"/>
      <text:p text:style-name="P6">Papers of interest:</text:p>
      <text:list xml:id="list627296182" text:style-name="L3">
        <text:list-item>
          <text:h text:style-name="P8" text:outline-level="1"><text:bookmark text:name="screen-reader-main-title"/>Arctic microbial ecosystems and impacts of extreme warming during the International Polar Year</text:h>
        </text:list-item>
        <text:list-item>
          <text:h text:style-name="P8" text:outline-level="1">Persistent effects of a discrete warming event on a polar desert ecosystem</text:h>
        </text:list-item>
        <text:list-item>
          <text:h text:style-name="P8" text:outline-level="1">Microbial ecosystem responses to rapid climate change in the Arctic</text:h>
        </text:list-item>
        <text:list-item>
          <text:h text:style-name="P8" text:outline-level="1">Metabolic and trophic interactions modulate methane production by Arctic peat microbiota in response to warming</text:h>
        </text:list-item>
        <text:list-item>
          <text:h text:style-name="P8" text:outline-level="1">Soil microbiomes and climate change</text:h>
        </text:list-item>
        <text:list-item>
          <text:h text:style-name="P8" text:outline-level="1">Soil Microbiomes Under Climate Change and Implications for Carbon Cycling</text:h>
        </text:list-item>
        <text:list-item>
          <text:h text:style-name="P8" text:outline-level="1">The subzero microbiome: microbial activity in frozen and thawing soils</text:h>
        </text:list-item>
        <text:list-item>
          <text:h text:style-name="P8" text:outline-level="1">Long-term warming alters the composition of Arctic soil microbial communities</text:h>
        </text:list-item>
        <text:list-item>
          <text:h text:style-name="P8" text:outline-level="1"><text:bookmark text:name="screen-reader-main-title1"/>Microbial diversity and functional capacity in polar soils</text:h>
        </text:list-item>
        <text:list-item>
          <text:h text:style-name="P8" text:outline-level="1"><text:bookmark text:name="screen-reader-main-title2"/>Arctic soil microbial diversity in a changing world</text:h>
        </text:list-item>
        <text:list-item>
          <text:h text:style-name="P8" text:outline-level="1">Mimicking climate warming effects on Alaskan soil microbial communities via gradual temperature increase</text:h>
        </text:list-item>
        <text:list-item>
          <text:p text:style-name="P18"><text:span text:style-name="T6">S</text:span><text:span text:style-name="T5">oil-carbon response to warming dependent on microbial physiology</text:span></text:p>
        </text:list-item>
        <text:list-item>
          <text:p text:style-name="P19">Soil microbial respiration in arctic soil does not acclimate to temperature</text:p>
        </text:list-item>
        <text:list-item>
          <text:h text:style-name="P9" text:outline-level="1"><text:soft-page-break/>Fifteen years of climate change manipulations alter soil microbial communities in a subarctic heath ecosystem</text:h>
        </text:list-item>
        <text:list-item>
          <text:h text:style-name="P9" text:outline-level="1"><text:bookmark text:name="screen-reader-main-title3"/>Strong shifts in microbial community structure are associated with increased litter input rather than temperature in High Arctic soils</text:h>
        </text:list-item>
        <text:list-item>
          <text:h text:style-name="P9" text:outline-level="1"><text:bookmark text:name="screen-reader-main-title4"/>Polar soils exhibit distinct patterns in microbial diversity and dominant phylotypes</text:h>
        </text:list-item>
        <text:list-item>
          <text:h text:style-name="P9" text:outline-level="1">Temperature adaptation of soil bacterial communities along an Antarctic climate gradient: predicting responses to climate warming</text:h>
        </text:list-item>
        <text:list-item>
          <text:h text:style-name="P9" text:outline-level="1">Climate Change and the Microbiology of the Antarctic Peninsula Region </text:h>
        </text:list-item>
        <text:list-item>
          <text:h text:style-name="P10" text:outline-level="1"><text:bookmark text:name="screen-reader-main-title5"/>Plants and Soil Microbes Respond to Recent Warming on the Antarctic Peninsula</text:h>
        </text:list-item>
        <text:list-item>
          <text:h text:style-name="P10" text:outline-level="1">Responses of Antarctic soil microbial communities and associated functions to temperature and freeze–thaw cycle frequency</text:h>
        </text:list-item>
      </text:list>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7T11:51:01.203992700</meta:creation-date>
    <dc:date>2022-06-06T12:17:19.470034665</dc:date>
    <meta:editing-duration>PT1H51S</meta:editing-duration>
    <meta:editing-cycles>3</meta:editing-cycles>
    <meta:generator>LibreOffice/6.4.7.2$Linux_X86_64 LibreOffice_project/40$Build-2</meta:generator>
    <meta:document-statistic meta:table-count="0" meta:image-count="0" meta:object-count="0" meta:page-count="3" meta:paragraph-count="45" meta:word-count="537" meta:character-count="3367" meta:non-whitespace-character-count="2904"/>
  </office:meta>
</office:document-meta>
</file>